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al en allemand</text:p>
      <text:p text:style-name="P1"/>
      <text:p text:style-name="P1">Am Ende des dreites Ausgang wussten wir, dass wir bald keine Zeit mehr hätten, um vieles neues zu Anfangen, weil das Fälligskeitdatum sich schnell näherte. Also wir haben die Entscheidung getroffen, sich um etwas das wir schon gesehen hatten (aber als etwas negativ) die Aktion des Menschen zu kümmern. Dafür sind wir nach die „Maison de la Nature“ gegangen. Wir haben sicher erfahren ein positiver beeinfluss zu s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ène Godard-Cadillac</meta:initial-creator>
    <meta:creation-date>2018-03-07T15:43:54.33</meta:creation-date>
    <dc:date>2018-03-09T07:06:07.16</dc:date>
    <dc:creator>Silène Godard-Cadillac</dc:creator>
    <meta:editing-duration>PT2H57M5S</meta:editing-duration>
    <meta:editing-cycles>2</meta:editing-cycles>
    <meta:generator>OpenOffice/4.1.5$Win32 OpenOffice.org_project/415m1$Build-9789</meta:generator>
    <meta:document-statistic meta:table-count="0" meta:image-count="0" meta:object-count="0" meta:page-count="1" meta:paragraph-count="2" meta:word-count="71" meta:character-count="435"/>
  </office:meta>
</office:document-meta>
</file>